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30.65pt"/>
    </style:style>
    <style:style style:name="co2" style:family="table-column">
      <style:table-column-properties fo:break-before="auto" style:column-width="63.75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65.99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ackground-color="#ffdbb6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able-cell-properties fo:background-color="#77bc65"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fo:background-color="#ff5429"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1020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Timelister alpha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la W.P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Ola 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tvikling av API-wrapper (11.sep – 14.sep)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marbeid planlegging, sette opp git repo, arb.fordeling osv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kusjon/samarbeid/etc (gruppemøter)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psett av recyclerview og adapter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vbar design/funksjonalitet m/fragments+toolba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oating action button meny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arbeid for å få recyclerviewadapter og fragments inn I navbar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vikling av AddActivity – integrering av API-wrapper (hente ut info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å AddActivity til å snakke med recyclerview o.l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ish av recyclerview (riktig implementasjon) mtp AddActivit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ammenlagt timeantall per pers.</text:p>
          </table:table-cell>
          <table:table-cell table:formula="of:=SUM([.B6:.B19])" office:value-type="float" office:value="17.5" calcext:value-type="float">
            <text:p>17.5</text:p>
          </table:table-cell>
          <table:table-cell table:formula="of:=SUM([.C6:.C12])" office:value-type="float" office:value="15.5" calcext:value-type="float">
            <text:p>15.5</text:p>
          </table:table-cell>
          <table:table-cell table:formula="of:=SUM([.D6:.D19])" office:value-type="float" office:value="21" calcext:value-type="float">
            <text:p>21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Timelister beta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la W.P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Ola 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ytte ut lister med én uniform liste m.m (se git commits)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gge til funksjonalitet som laster inn info fra lister I AddActivity (m.m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pter, fragment og layout som gjør det mulig å velge item etter søk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ringer I AddActivity og NG-api for å implementere søkefunskjon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psett og testing av Firebas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lementering av FirebaseAuth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, farge og annet divers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lementering av barcodescanne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å barcode til å fungere med AddActivity m.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kse sorteringsfunksj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ing av firebase real time database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ppinglis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mmenlagt timeantall per pers.</text:p>
          </table:table-cell>
          <table:table-cell table:formula="of:=SUM([.B31:.B43])" office:value-type="float" office:value="13" calcext:value-type="float">
            <text:p>13</text:p>
          </table:table-cell>
          <table:table-cell table:formula="of:=SUM([.C31:.C43])" office:value-type="float" office:value="10" calcext:value-type="float">
            <text:p>10</text:p>
          </table:table-cell>
          <table:table-cell table:formula="of:=SUM([.D31:.D43])" office:value-type="float" office:value="11" calcext:value-type="float">
            <text:p>1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Timelister final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la W.P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Ola 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ringer for å bruke samme fragment for både shoppinglist og kjøleska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ringer til tema (styles, strings, osv) og sortering begge veier for list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ks for å få fungerende scanner på API 21</text:p>
          </table:table-cell>
          <table:table-cell table:number-columns-repeated="2"/>
          <table:table-cell office:value-type="string" calcext:value-type="string">
            <text:p>40 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kset bug som resulterte i at endringer til item uten å bruke search ikke ble lagret.</text:p>
          </table:table-cell>
          <table:table-cell table:number-columns-repeated="2"/>
          <table:table-cell office:value-type="string" calcext:value-type="string">
            <text:p>30 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ringer for å få forskjellig layout på fridge og shoppingli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bugging og bugfix relatert til rotering og back button i AddActivity</text:p>
          </table:table-cell>
          <table:table-cell table:number-columns-repeated="2"/>
          <table:table-cell office:value-type="string" calcext:value-type="string">
            <text:p>30 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ranglete redesign av AddActivity og onLongClickListeners m.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kset funksjonalitet for å legge til lokale items uten å bruke sø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ebase realtime database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å endringer på FirebaseAuth og implementering av signou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ytte håndering av nye items til firebase fra AddActivity til MainActivit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kse så endring og sletting reflekterer forrige endring, fjerning av dupes og håndering av forskjellige listenr m.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, putt inn timene du brukte på å fikse checkbox her</text:p>
          </table:table-cell>
          <table:table-cell/>
          <table:table-cell office:value-type="string" calcext:value-type="string">
            <text:p>?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kset så items blir pusha fra shoppinglist til fridgelist, og slettet etterpå. + små bug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2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8">00/00/0000</text:date>, <text:time style:data-style-name="N2" text:time-value="01:07:45.0268100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10$Build-2</meta:generator>
    <meta:creation-date>2018-10-19T15:59:58Z</meta:creation-date>
    <dc:date>2018-11-18T01:08:32.175060998</dc:date>
    <meta:editing-cycles>18</meta:editing-cycles>
    <meta:editing-duration>PT2H40M10S</meta:editing-duration>
    <meta:document-statistic meta:table-count="1" meta:cell-count="100" meta:object-count="0"/>
  </office:meta>
</office:document-meta>
</file>